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d5f" officeooo:paragraph-rsid="001ec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1:15:22.178171997</meta:creation-date>
    <dc:date>2022-02-14T11:16:40.474375219</dc:date>
    <meta:editing-duration>PT1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